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text-properties fo:color="#cc0000"/>
    </style:style>
    <style:style style:name="P3" style:family="paragraph" style:parent-style-name="Preformatted_20_Text">
      <style:text-properties officeooo:paragraph-rsid="0006e46e"/>
    </style:style>
    <style:style style:name="P4" style:family="paragraph" style:parent-style-name="Preformatted_20_Text">
      <style:paragraph-properties fo:margin-top="0in" fo:margin-bottom="0.1965in" style:contextual-spacing="false"/>
      <style:text-properties fo:color="#cc0000"/>
    </style:style>
    <style:style style:name="P5" style:family="paragraph" style:parent-style-name="Preformatted_20_Text">
      <style:paragraph-properties fo:margin-top="0in" fo:margin-bottom="0.1965in" style:contextual-spacing="false"/>
      <style:text-properties fo:color="#cc0000" officeooo:paragraph-rsid="0006e46e"/>
    </style:style>
    <style:style style:name="P6" style:family="paragraph" style:parent-style-name="Preformatted_20_Text">
      <style:paragraph-properties fo:margin-top="0in" fo:margin-bottom="0.1965in" style:contextual-spacing="false"/>
      <style:text-properties fo:color="#000000"/>
    </style:style>
    <style:style style:name="P7" style:family="paragraph" style:parent-style-name="Standard">
      <style:text-properties fo:color="#cc0000" style:font-name="Liberation Mono" fo:font-size="10pt" officeooo:rsid="0006e46e" officeooo:paragraph-rsid="0006e46e" style:font-name-asian="NSimSun" style:font-size-asian="10pt" style:font-name-complex="Liberation Mono" style:font-size-complex="10pt"/>
    </style:style>
    <style:style style:name="T1" style:family="text">
      <style:text-properties style:font-name="Liberation Mono" fo:font-size="10pt" officeooo:rsid="0006e46e" style:font-name-asian="NSimSun" style:font-size-asian="10pt" style:font-name-complex="Liberation Mono" style:font-size-complex="10pt"/>
    </style:style>
    <style:style style:name="T2" style:family="text">
      <style:text-properties fo:color="#cc0000" style:font-name="Liberation Mono" fo:font-size="10pt" style:font-name-asian="NSimSun" style:font-size-asian="10pt" style:font-name-complex="Liberation Mono" style:font-size-complex="10pt"/>
    </style:style>
    <style:style style:name="T3" style:family="text">
      <style:text-properties fo:color="#cc0000" style:font-name="Liberation Mono" fo:font-size="10pt" officeooo:rsid="0006e46e" style:font-name-asian="NSimSun" style:font-size-asian="10pt" style:font-name-complex="Liberation Mono"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Work <text:s/>HW0923.txt <text:s text:c="9"/>Present in class 9/30</text:p>
      <text:p text:style-name="Preformatted_20_Text"/>
      <text:p text:style-name="P1">Team members:</text:p>
      <text:p text:style-name="P2">Nicole A, Nicole B, Cade, Eddie</text:p>
      <text:p text:style-name="Preformatted_20_Text"/>
      <text:p text:style-name="P1">Game/version:</text:p>
      <text:p text:style-name="P4">Pikmin 3</text:p>
      <text:p text:style-name="Preformatted_20_Text"/>
      <text:p text:style-name="Preformatted_20_Text">(1) Story (50 words):</text:p>
      <text:p text:style-name="P4">After crash landing on an alien planet, three space captains attempt to harvest the alien planet's fruit supply to send back to their starving home planet. They befriend/enslave the native inhabitants known as Pikmin who are used as projectiles/disposable army against the predators of the planet. </text:p>
      <text:p text:style-name="P6">(2) Episodic element: </text:p>
      <text:p text:style-name="P4">Two instances of episodic behavior: the game is split up into days where each day uses up a nonrenewable resource that ends the game when all spent, there are also a variety of areas that are only accessible after defeating the previous area's boss monster.</text:p>
      <text:p text:style-name="P6">(3) Big payoff element (terminating a level, section, episode) and what is the payoff: </text:p>
      <text:p text:style-name="P5"><text:span text:style-name="T1">Rescuing a Pikmin Onion is a big payoff element that you see multiiple times throughout the game. The payoff is acquiring a new subset of Pikmin who have different uses than the others and help the game progress forward.</text:span></text:p>
      <text:p text:style-name="P1">(4) Example Cut scene to force the game forward:</text:p>
      <text:p text:style-name="Preformatted_20_Text"/>
      <text:p text:style-name="P3"><text:span text:style-name="T3">At the beginning of Pikmin you meet Captain Charlie. You use this time to kind of work through a tutorial of the game, but at the end Charlie is met by something that spooks him and the cut scene ends. The next cut scene is meeting another one of the Captains. The Charlie cut scene moves the game out of the tutorial while keeping the game play moving smoothly and keeping the player interested.</text:span></text:p>
      <text:p text:style-name="Preformatted_20_Text"/>
      <text:p text:style-name="Preformatted_20_Text"/>
      <text:p text:style-name="Preformatted_20_Text"/>
      <text:p text:style-name="P1">(5) Example Cut scene to give the player a breather or give player instructions or</text:p>
      <text:p text:style-name="P6">feedback:</text:p>
      <text:p text:style-name="P7">When you meet Alph (one of the three captains) he finds his communication device that looks suspiciously like the WiiU gamepad. This cut scene gives the player insructions on how to utilize the gamepad for game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09:52:20.638000000</meta:creation-date>
    <dc:date>2014-09-30T10:03:29.959000000</dc:date>
    <meta:editing-duration>P0D</meta:editing-duration>
    <meta:editing-cycles>1</meta:editing-cycles>
    <meta:document-statistic meta:table-count="0" meta:image-count="0" meta:object-count="0" meta:page-count="1" meta:paragraph-count="16" meta:word-count="305" meta:character-count="1774" meta:non-whitespace-character-count="1472"/>
    <meta:generator>LibreOffice/4.2.6.3$Windows_x86 LibreOffice_project/3fd416d4c6db7d3204c17ce57a1d70f6e531ee21</meta:generator>
  </office:meta>
</office:document-meta>
</file>